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end" style:justify-single-word="false"/>
      <style:text-properties fo:language="ru" fo:country="RU"/>
    </style:style>
    <style:style style:name="P4" style:family="paragraph" style:parent-style-name="Standard">
      <style:text-properties fo:language="uk" fo:country="UA"/>
    </style:style>
    <style:style style:name="P5" style:family="paragraph" style:parent-style-name="Standard">
      <style:paragraph-properties fo:margin-left="0cm" fo:margin-right="0cm" fo:text-indent="1cm" style:auto-text-indent="false"/>
      <style:text-properties fo:language="uk" fo:country="UA"/>
    </style:style>
    <style:style style:name="P6" style:family="paragraph" style:parent-style-name="Standard">
      <style:paragraph-properties fo:margin-left="0cm" fo:margin-right="0cm" fo:text-indent="1cm" style:auto-text-indent="false"/>
      <style:text-properties style:font-name="Times New Roman1" fo:font-size="12pt" fo:language="uk" fo:country="UA"/>
    </style:style>
    <style:style style:name="P7" style:family="paragraph" style:parent-style-name="Text_20_body">
      <style:paragraph-properties fo:text-align="center" style:justify-single-word="false"/>
      <style:text-properties fo:font-size="14pt" fo:language="uk" fo:country="UA"/>
    </style:style>
    <style:style style:name="P8" style:family="paragraph" style:parent-style-name="Text_20_body">
      <style:paragraph-properties fo:line-height="150%"/>
    </style:style>
    <style:style style:name="P9" style:family="paragraph" style:parent-style-name="Text_20_body">
      <style:paragraph-properties fo:line-height="150%" fo:text-align="justify" style:justify-single-word="false"/>
    </style:style>
    <style:style style:name="P10" style:family="paragraph" style:parent-style-name="Text_20_body">
      <style:paragraph-properties fo:line-height="150%"/>
      <style:text-properties fo:language="uk" fo:country="UA"/>
    </style:style>
    <style:style style:name="P11" style:family="paragraph" style:parent-style-name="Standard">
      <style:paragraph-properties fo:text-align="end" style:justify-single-word="false"/>
      <style:text-properties fo:language="ru" fo:country="RU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/>
    </style:style>
    <style:style style:name="T3" style:family="text">
      <style:text-properties fo:language="ru" fo:country="RU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fo:language="ru" fo:country="RU"/>
    </style:style>
    <style:style style:name="T6" style:family="text">
      <style:text-properties style:font-name="Times New Roman1" fo:font-size="12pt" fo:language="uk" fo:country="UA"/>
    </style:style>
    <style:style style:name="T7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ХАРАКТЕРИСТИКА-РЕКОМЕНДАЦИЯ</text:p>
      <text:p text:style-name="P9"> </text:p>
      <text:p text:style-name="P8">На студента  <text:span text:style-name="T2">Додатко Александра Викторовича</text:span> </text:p>
      <text:p text:style-name="P10">Днепропетровского национального университета им. Олеся Гончара</text:p>
      <text:p text:style-name="P8"><text:span text:style-name="T1">Факуль</text:span><text:span text:style-name="T3">тета прикладной математики</text:span>,   гр. ПЗ-09-м</text:p>
      <text:p text:style-name="P4"/>
      <text:p text:style-name="P4"/>
      <text:p text:style-name="P4"/>
      <text:p text:style-name="P5"><text:span text:style-name="T4">Додатко Александр Викторович поступил в 2005 году на факуль</text:span><text:span text:style-name="T5">тет прикладной математики </text:span><text:span text:style-name="T4">ДНУ по специальности «</text:span><text:span text:style-name="T5">Программное обеспечение автоматизированых систем</text:span><text:span text:style-name="T4">». </text:span><text:span text:style-name="T5">За время обучения</text:span><text:span text:style-name="T4"> проявил себя как дисциплинированный, прилежный и отлично успевающий студент. Прекрасно осваивает избранную профессию, </text:span><text:span text:style-name="T5">качественно выполняет лабораторные работы. Активно участвует в лекциях и семинарских занятиях</text:span><text:span text:style-name="T4">. Обладает <text:s/>высоким уровнем аналитического мышления, навыками письменной речи, умеет логично и последовательно стилистически изложить изученный материал в письменной работе или научном исследовании, статье. Прекрасно владеет навыками устной речи. </text:span><text:span text:style-name="T5">Принимал участние в региональных олимпиадах по программированию.</text:span></text:p>
      <text:p text:style-name="P6"><text:span text:style-name="T3">Выдающиеся</text:span> личные качества и навыки исследовательской работы <text:span text:style-name="T3">позволили ему совмещая обучение в университете и работу программистом, с отличием защитить диплом бакалавра. Тезисы к его магистерской работе были представлены на международной конференции </text:span><text:span text:style-name="T7">«Automatics 2009» </text:span><text:span text:style-name="T3">в Черновцах.</text:span></text:p>
      <text:p text:style-name="P5"><text:span text:style-name="T6">Кафедра математического обеспечения ЭВМ </text:span><text:span text:style-name="T5">факультета прикладной математики ДНУ</text:span><text:span text:style-name="T6"> рекомендует </text:span><text:span text:style-name="T5">Додатко</text:span><text:span text:style-name="T6"> </text:span><text:span text:style-name="T5">А</text:span><text:span text:style-name="T6">.</text:span><text:span text:style-name="T5">В</text:span><text:span text:style-name="T6">. для участия в </text:span><text:span text:style-name="T5">Microsoft Data Structures and Algorithms School,</text:span><text:span text:style-name="T6"> считая его достойным кандидатом. </text:span></text:p>
      <text:p text:style-name="P4"/>
      <text:p text:style-name="P4"/>
      <text:p text:style-name="P4"/>
      <text:p text:style-name="P4"/>
      <text:p text:style-name="P4"/>
      <text:p text:style-name="P2">Дата : </text:p>
      <text:p text:style-name="P2"/>
      <text:p text:style-name="P2">_______________</text:p>
      <text:p text:style-name="P1"><text:span text:style-name="T1">Науч</text:span><text:span text:style-name="T3">ный руководитель,</text:span></text:p>
      <text:p text:style-name="P3">доцент кафедры математического обеспечения ЭВМ</text:p>
      <text:p text:style-name="P3">Кузнецов К.А.</text:p>
      <text:p text:style-name="P3"/>
      <text:p text:style-name="P3"/>
      <text:p text:style-name="P3">________________</text:p>
      <text:p text:style-name="P3"/>
      <text:p text:style-name="P3"/>
      <text:p text:style-name="P3">Заведующий кафедры </text:p>
      <text:p text:style-name="P3">математического обеспечения ЭВМ</text:p>
      <text:p text:style-name="P3">профессор Байбуз О.Г.</text:p>
      <text:p text:style-name="P3"/>
      <text:p text:style-name="P3"/>
      <text:p text:style-name="P3">________________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list-style-name="" style:class="text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08T12:49:54.14</meta:creation-date>
    <dc:date>2010-02-04T11:49:32.76</dc:date>
    <meta:editing-duration>PT00H37M49S</meta:editing-duration>
    <meta:editing-cycles>78</meta:editing-cycles>
    <meta:generator>OpenOffice.org/3.1$Win32 OpenOffice.org_project/310m11$Build-9399</meta:generator>
    <meta:document-statistic meta:table-count="0" meta:image-count="0" meta:object-count="0" meta:page-count="1" meta:paragraph-count="18" meta:word-count="178" meta:character-count="1562"/>
  </office:meta>
</office:document-meta>
</file>